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4" style:family="paragraph" style:parent-style-name="Standard" style:list-style-name="L4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 style:list-style-name="L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paragraph-properties fo:text-align="center" style:justify-single-word="false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0pt" fo:font-weight="bold" style:font-size-asian="8.75pt" style:font-weight-asian="bold" style:font-size-complex="10pt" style:font-weight-complex="bold"/>
    </style:style>
    <style:style style:name="T2" style:family="text">
      <style:text-properties style:font-size-asian="8.75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weta Rafał 209180</text:p>
      <text:p text:style-name="Standard"/>
      <text:p text:style-name="Standard">Wyniki pomiaru czasu wykonywania testu wczytywania danych.</text:p>
      <text:p text:style-name="Standard"/>
      <text:list xml:id="list1578430441" text:style-name="L1">
        <text:list-item>
          <text:p text:style-name="P1">Stos</text:p>
          <text:p text:style-name="P1">1.1 Zwiększanie tablicy o jeden</text:p>
          <text:p text:style-name="P3"><draw:frame draw:style-name="fr1" draw:name="Obiekt1" text:anchor-type="paragraph" svg:x="2.318cm" svg:y="0cm" svg:width="14.43cm" svg:height="8.768cm" draw:z-index="0"><draw:object xlink:href="./Object 1" xlink:type="simple" xlink:show="embed" xlink:actuate="onLoad"/><draw:image xlink:href="./ObjectReplacements/Object 1" xlink:type="simple" xlink:show="embed" xlink:actuate="onLoad"/></draw:frame>Wykres 1. Stos przy zwiększaniu tablicy o 1.</text:p>
          <text:p text:style-name="P3"/>
          <text:p text:style-name="P1">1.2 Zwiększanie tablicy dwa razy</text:p>
          <text:p text:style-name="P7"><draw:frame draw:style-name="fr1" draw:name="Obiekt2" text:anchor-type="paragraph" svg:x="1.621cm" svg:y="0.21cm" svg:width="14.854cm" svg:height="8.32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Wykres 2. Stos przy zwiększaniu tablicy 2 razy.</text:span></text:p>
          <text:p text:style-name="P7"><text:span text:style-name="T1"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893906545" text:continue-numbering="true" text:style-name="L1">
        <text:list-item>
          <text:p text:style-name="P1">Kolejka</text:p>
          <text:p text:style-name="P1">2.1 Zwiększanie tablicy o jeden</text:p>
          <text:p text:style-name="P6"><draw:frame draw:style-name="fr1" draw:name="Obiekt3" text:anchor-type="paragraph" svg:x="1.542cm" svg:y="0.034cm" svg:width="15.092cm" svg:height="8.5cm" draw:z-index="2"><draw:object xlink:href="./Object 3" xlink:type="simple" xlink:show="embed" xlink:actuate="onLoad"/><draw:image xlink:href="./ObjectReplacements/Object 3" xlink:type="simple" xlink:show="embed" xlink:actuate="onLoad"/></draw:frame>Wykres 3. <text:s/>Kolejka<text:span text:style-name="T2"> przy zwiększaniu tablicy o 1.</text:span></text:p>
          <text:p text:style-name="P6"><text:span text:style-name="T2"/></text:p>
          <text:p text:style-name="P1">2.2 Zwiększenie tablicy dwa razy</text:p>
        </text:list-item>
      </text:list>
      <text:p text:style-name="P2"><draw:frame draw:style-name="fr1" draw:name="Obiekt4" text:anchor-type="paragraph" svg:x="1.462cm" svg:y="0.109cm" svg:width="15.277cm" svg:height="8.53cm" draw:z-index="3"><draw:object xlink:href="./Object 4" xlink:type="simple" xlink:show="embed" xlink:actuate="onLoad"/><draw:image xlink:href="./ObjectReplacements/Object 4" xlink:type="simple" xlink:show="embed" xlink:actuate="onLoad"/></draw:frame>Wykres 4. Kolejka przy zwiększaniu tablicy 2 raz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948880021" text:style-name="L3">
        <text:list-item>
          <text:p text:style-name="P8"><text:soft-page-break/>Lista jednokierunkowa</text:p>
          <text:p text:style-name="P8">3.1 Zwiększanie tablicy o jeden</text:p>
        </text:list-item>
      </text:list>
      <text:p text:style-name="P2"><draw:frame draw:style-name="fr1" draw:name="Obiekt5" text:anchor-type="paragraph" svg:x="1.224cm" svg:y="0.286cm" svg:width="15.542cm" svg:height="8.761cm" draw:z-index="4"><draw:object xlink:href="./Object 5" xlink:type="simple" xlink:show="embed" xlink:actuate="onLoad"/><draw:image xlink:href="./ObjectReplacements/Object 5" xlink:type="simple" xlink:show="embed" xlink:actuate="onLoad"/></draw:frame>Wykres 5. Lista jednokierunkowa przy zwiększaniu tablicy o 1.</text:p>
      <text:p text:style-name="P2"/>
      <text:list xml:id="list1746136985" text:style-name="L4">
        <text:list-item>
          <text:list>
            <text:list-item>
              <text:p text:style-name="P10">Zwiększanie tablicy dwa razy</text:p>
              <text:p text:style-name="P4"><draw:frame draw:style-name="fr1" draw:name="Obiekt6" text:anchor-type="paragraph" svg:x="1.806cm" svg:y="0.071cm" svg:width="15.7cm" svg:height="8.49cm" draw:z-index="5"><draw:object xlink:href="./Object 6" xlink:type="simple" xlink:show="embed" xlink:actuate="onLoad"/><draw:image xlink:href="./ObjectReplacements/Object 6" xlink:type="simple" xlink:show="embed" xlink:actuate="onLoad"/></draw:frame>Wykres 6. Lista jednokierunkowa przy zwiększaniu tablicy 2 razy.</text:p>
            </text:list-item>
          </text:list>
        </text:list-item>
      </text:list>
      <text:p text:style-name="P9"/>
      <text:list xml:id="list208171750" text:continue-list="list893906545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3-25T22:53:26</meta:creation-date>
    <dc:date>2015-03-25T23:17:14</dc:date>
    <dc:creator>Rafał Serweta</dc:creator>
    <meta:editing-duration>PT21M56S</meta:editing-duration>
    <meta:editing-cycles>15</meta:editing-cycles>
    <meta:generator>LibreOffice/3.5$Linux_X86_64 LibreOffice_project/350m1$Build-2</meta:generator>
    <meta:document-statistic meta:table-count="0" meta:image-count="0" meta:object-count="6" meta:page-count="3" meta:paragraph-count="17" meta:word-count="97" meta:character-count="618" meta:non-whitespace-character-count="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cm" svg:height="8.768cm" xlink:href="." xlink:type="simple" chart:class="chart:scatter" chart:style-name="ch1">
        <chart:plot-area chart:style-name="ch2" chart:data-source-has-labels="both" svg:x="0.738cm" svg:y="0.835cm" svg:width="13.116cm" svg:height="7.338cm">
          <chartooo:coordinate-region svg:x="1.915cm" svg:y="1.034cm" svg:width="11.382cm" svg:height="6.492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3960">
                <text:p>13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853cm" svg:height="8.323cm" xlink:href="." xlink:type="simple" chart:class="chart:scatter" chart:style-name="ch1">
        <chart:plot-area chart:style-name="ch2" chart:data-source-has-labels="both" svg:x="0.747cm" svg:y="0.799cm" svg:width="13.512cm" svg:height="6.938cm">
          <chartooo:coordinate-region svg:x="1.554cm" svg:y="0.999cm" svg:width="11.962cm" svg:height="6.09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739">
                <text:p>7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091cm" svg:height="8.499cm" xlink:href="." xlink:type="simple" chart:class="chart:scatter" chart:style-name="ch1">
        <chart:plot-area chart:style-name="ch2" chart:data-source-has-labels="both" svg:x="0.751cm" svg:y="0.811cm" svg:width="13.738cm" svg:height="7.099cm">
          <chartooo:coordinate-region svg:x="1.743cm" svg:y="1.01cm" svg:width="12.189cm" svg:height="6.253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414">
                <text:p>14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76cm" svg:height="8.529cm" xlink:href="." xlink:type="simple" chart:class="chart:scatter" chart:style-name="ch1">
        <chart:plot-area chart:style-name="ch2" chart:data-source-has-labels="both" svg:x="0.755cm" svg:y="0.815cm" svg:width="13.911cm" svg:height="7.124cm">
          <chartooo:coordinate-region svg:x="1.562cm" svg:y="1.014cm" svg:width="12.361cm" svg:height="6.278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751">
                <text:p>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541cm" svg:height="8.76cm" xlink:href="." xlink:type="simple" chart:class="chart:scatter" chart:style-name="ch1">
        <chart:plot-area chart:style-name="ch2" chart:data-source-has-labels="both" svg:x="0.76cm" svg:y="0.835cm" svg:width="14.161cm" svg:height="7.33cm">
          <chartooo:coordinate-region svg:x="1.752cm" svg:y="1.034cm" svg:width="12.612cm" svg:height="6.484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398">
                <text:p>13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7cm" svg:height="8.489cm" xlink:href="." xlink:type="simple" chart:class="chart:scatter" chart:style-name="ch1">
        <chart:plot-area chart:style-name="ch2" chart:data-source-has-labels="both" svg:x="0.764cm" svg:y="0.811cm" svg:width="14.308cm" svg:height="7.089cm">
          <chartooo:coordinate-region svg:x="1.571cm" svg:y="1.011cm" svg:width="12.758cm" svg:height="6.242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741">
                <text:p>7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